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59cm" fo:min-width="0.90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7cm" fo:min-width="0.90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000000" draw:stroke-linejoin="miter" svg:stroke-linecap="butt" draw:fill="solid" draw:fill-color="#8dcf8a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000000" draw:stroke-linejoin="round" svg:stroke-linecap="square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035cm" svg:stroke-color="#000000" draw:stroke-linejoin="miter" svg:stroke-linecap="butt" draw:fill="solid" draw:fill-color="#1995eb" fo:padding-top="0.017cm" fo:padding-bottom="0.017cm" fo:padding-left="0.017cm" fo:padding-right="0.017cm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solid" draw:fill-color="#ffaeaa" fo:padding-top="0.017cm" fo:padding-bottom="0.017cm" fo:padding-left="0.017cm" fo:padding-right="0.017cm"/>
    </style:style>
    <style:style style:name="gr10" style:family="graphic" style:parent-style-name="standard">
      <style:graphic-properties draw:stroke="dash" draw:stroke-dash="stroke-dash30" svg:stroke-width="0.035cm" svg:stroke-color="#808080" draw:stroke-linejoin="round" svg:stroke-linecap="butt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cm" svg:stroke-color="#000000" draw:marker-start-width="0.148cm" draw:marker-end-width="0.148cm" draw:stroke-linejoin="round" svg:stroke-linecap="square" draw:fill="none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fo:min-height="1.5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9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02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2.74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00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0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002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8dcf8a"/>
    </style:style>
    <style:style style:name="P7" style:family="paragraph">
      <loext:graphic-properties draw:fill="solid" draw:fill-color="#1995eb"/>
      <style:text-properties fo:color="#1989d7" loext:opacity="100%" loext:color-lum-mod="100%" loext:color-lum-off="0%"/>
    </style:style>
    <style:style style:name="P8" style:family="paragraph">
      <loext:graphic-properties draw:fill="solid" draw:fill-color="#ffaeaa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="none" draw:fill-color="#ffffff"/>
      <style:paragraph-properties fo:text-align="center"/>
      <style:text-properties fo:font-size="16pt"/>
    </style:style>
    <style:style style:name="P11" style:family="paragraph">
      <style:paragraph-properties fo:text-align="center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fo:font-size="20pt"/>
    </style:style>
    <style:style style:name="P13" style:family="paragraph">
      <style:text-properties fo:font-size="20pt"/>
    </style:style>
    <style:style style:name="P14" style:family="paragraph">
      <loext:graphic-properties draw:fill="none" draw:fill-color="#ffffff"/>
      <style:text-properties fo:font-size="20pt"/>
    </style:style>
    <style:style style:name="P15" style:family="paragraph">
      <style:text-properties fo:color="#3faf46" loext:opacity="100%"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3faf46" loext:opacity="100%" loext:color-lum-mod="100%" loext:color-lum-off="0%" fo:font-weight="bold" style:font-weight-asian="bold" style:font-weight-complex="bold"/>
    </style:style>
    <style:style style:name="P17" style:family="paragraph">
      <style:text-properties fo:color="#1989d7" loext:opacity="100%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1989d7" loext:opacity="100%" loext:color-lum-mod="100%" loext:color-lum-off="0%" fo:font-weight="bold" style:font-weight-asian="bold" style:font-weight-complex="bold"/>
    </style:style>
    <style:style style:name="P19" style:family="paragraph">
      <style:text-properties fo:color="#fc8e8a" loext:opacity="100%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fc8e8a" loext:opacity="100%" loext:color-lum-mod="100%" loext:color-lum-off="0%" fo:font-weight="bold" style:font-weight-asian="bold" style:font-weight-complex="bold"/>
    </style:style>
    <style:style style:name="P21" style:family="paragraph">
      <style:text-properties fo:font-size="20pt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20pt" fo:font-weight="bold" style:font-weight-asian="bold" style:font-weight-complex="bold"/>
    </style:style>
    <style:style style:name="T1" style:family="text">
      <style:text-properties fo:color="#000000" loext:opacity="100%" style:font-name="DejaVuSans1" fo:font-size="16pt" fo:font-weight="normal" style:font-size-asian="16pt" style:font-weight-asian="normal" style:font-name-complex="DejaVuSans1" style:font-size-complex="16pt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.446cm" svg:height="8.942cm" svg:x="2.638cm" svg:y="3.277cm" svg:viewBox="0 0 9447 8943" draw:points="0,8943 9447,8943 9447,0 0,0">
          <text:p/>
        </draw:polygon>
        <draw:polygon draw:style-name="gr2" draw:text-style-name="P2" draw:layer="layout" svg:width="0cm" svg:height="0.119cm" svg:x="4.213cm" svg:y="12.219cm" svg:viewBox="0 0 0 120" draw:points="0,0 0,120">
          <text:p/>
        </draw:polygon>
        <draw:line draw:style-name="gr3" draw:text-style-name="P3" draw:layer="layout" svg:x1="4.213cm" svg:y1="12.219cm" svg:x2="4.213cm" svg:y2="12.339cm">
          <text:p/>
        </draw:line>
        <draw:polygon draw:style-name="gr2" draw:text-style-name="P2" draw:layer="layout" svg:width="0cm" svg:height="0.119cm" svg:x="7.361cm" svg:y="12.219cm" svg:viewBox="0 0 0 120" draw:points="0,0 0,120">
          <text:p/>
        </draw:polygon>
        <draw:line draw:style-name="gr3" draw:text-style-name="P3" draw:layer="layout" svg:x1="7.361cm" svg:y1="12.219cm" svg:x2="7.361cm" svg:y2="12.339cm">
          <text:p/>
        </draw:line>
        <draw:polygon draw:style-name="gr2" draw:text-style-name="P2" draw:layer="layout" svg:width="0cm" svg:height="0.119cm" svg:x="10.509cm" svg:y="12.219cm" svg:viewBox="0 0 0 120" draw:points="0,0 0,120">
          <text:p/>
        </draw:polygon>
        <draw:line draw:style-name="gr3" draw:text-style-name="P3" draw:layer="layout" svg:x1="10.509cm" svg:y1="12.219cm" svg:x2="10.509cm" svg:y2="12.339cm">
          <text:p/>
        </draw:line>
        <draw:polygon draw:style-name="gr2" draw:text-style-name="P2" draw:layer="layout" svg:width="0.12cm" svg:height="0cm" svg:x="2.517cm" svg:y="12.219cm" svg:viewBox="0 0 121 0" draw:points="121,0 0,0">
          <text:p/>
        </draw:polygon>
        <draw:line draw:style-name="gr3" draw:text-style-name="P3" draw:layer="layout" svg:x1="2.638cm" svg:y1="12.219cm" svg:x2="2.517cm" svg:y2="12.219cm">
          <text:p/>
        </draw:line>
        <draw:polygon draw:style-name="gr2" draw:text-style-name="P2" draw:layer="layout" svg:width="0.345cm" svg:height="0.046cm" svg:x="1.118cm" svg:y="12.232cm" svg:viewBox="0 0 346 47" draw:points="0,0 346,0 346,47 0,47">
          <text:p/>
        </draw:polygon>
        <draw:polygon draw:style-name="gr2" draw:text-style-name="P2" draw:layer="layout" svg:width="0.12cm" svg:height="0cm" svg:x="2.517cm" svg:y="11.225cm" svg:viewBox="0 0 121 0" draw:points="121,0 0,0">
          <text:p/>
        </draw:polygon>
        <draw:line draw:style-name="gr3" draw:text-style-name="P3" draw:layer="layout" svg:x1="2.638cm" svg:y1="11.225cm" svg:x2="2.517cm" svg:y2="11.225cm">
          <text:p/>
        </draw:line>
        <draw:frame draw:style-name="gr4" draw:text-style-name="P5" draw:layer="layout" svg:width="0.906cm" svg:height="0.659cm" svg:x="1.522cm" svg:y="11.916cm">
          <draw:text-box>
            <text:p text:style-name="P4"><text:span text:style-name="T1">0.1</text:span></text:p>
          </draw:text-box>
        </draw:frame>
        <draw:polygon draw:style-name="gr2" draw:text-style-name="P2" draw:layer="layout" svg:width="0.12cm" svg:height="0cm" svg:x="2.517cm" svg:y="10.232cm" svg:viewBox="0 0 121 0" draw:points="121,0 0,0">
          <text:p/>
        </draw:polygon>
        <draw:line draw:style-name="gr3" draw:text-style-name="P3" draw:layer="layout" svg:x1="2.638cm" svg:y1="10.232cm" svg:x2="2.517cm" svg:y2="10.232cm">
          <text:p/>
        </draw:line>
        <draw:frame draw:style-name="gr4" draw:text-style-name="P5" draw:layer="layout" svg:width="0.906cm" svg:height="0.659cm" svg:x="1.522cm" svg:y="10.923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.12cm" svg:height="0cm" svg:x="2.517cm" svg:y="9.238cm" svg:viewBox="0 0 121 0" draw:points="121,0 0,0">
          <text:p/>
        </draw:polygon>
        <draw:line draw:style-name="gr3" draw:text-style-name="P3" draw:layer="layout" svg:x1="2.638cm" svg:y1="9.238cm" svg:x2="2.517cm" svg:y2="9.238cm">
          <text:p/>
        </draw:line>
        <draw:frame draw:style-name="gr4" draw:text-style-name="P5" draw:layer="layout" svg:width="0.906cm" svg:height="0.659cm" svg:x="1.522cm" svg:y="9.929cm">
          <draw:text-box>
            <text:p text:style-name="P4"><text:span text:style-name="T1">0.1</text:span></text:p>
          </draw:text-box>
        </draw:frame>
        <draw:polygon draw:style-name="gr2" draw:text-style-name="P2" draw:layer="layout" svg:width="0.12cm" svg:height="0cm" svg:x="2.517cm" svg:y="8.245cm" svg:viewBox="0 0 121 0" draw:points="121,0 0,0">
          <text:p/>
        </draw:polygon>
        <draw:line draw:style-name="gr3" draw:text-style-name="P3" draw:layer="layout" svg:x1="2.638cm" svg:y1="8.245cm" svg:x2="2.517cm" svg:y2="8.245cm">
          <text:p/>
        </draw:line>
        <draw:frame draw:style-name="gr5" draw:text-style-name="P5" draw:layer="layout" svg:width="0.906cm" svg:height="0.657cm" svg:x="1.522cm" svg:y="8.935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.12cm" svg:height="0cm" svg:x="2.517cm" svg:y="7.251cm" svg:viewBox="0 0 121 0" draw:points="121,0 0,0">
          <text:p/>
        </draw:polygon>
        <draw:line draw:style-name="gr3" draw:text-style-name="P3" draw:layer="layout" svg:x1="2.638cm" svg:y1="7.251cm" svg:x2="2.517cm" svg:y2="7.251cm">
          <text:p/>
        </draw:line>
        <draw:frame draw:style-name="gr5" draw:text-style-name="P5" draw:layer="layout" svg:width="0.906cm" svg:height="0.657cm" svg:x="1.522cm" svg:y="7.942cm">
          <draw:text-box>
            <text:p text:style-name="P4"><text:span text:style-name="T1">0.3</text:span></text:p>
          </draw:text-box>
        </draw:frame>
        <draw:polygon draw:style-name="gr2" draw:text-style-name="P2" draw:layer="layout" svg:width="0.12cm" svg:height="0cm" svg:x="2.517cm" svg:y="6.258cm" svg:viewBox="0 0 121 0" draw:points="121,0 0,0">
          <text:p/>
        </draw:polygon>
        <draw:line draw:style-name="gr3" draw:text-style-name="P3" draw:layer="layout" svg:x1="2.638cm" svg:y1="6.258cm" svg:x2="2.517cm" svg:y2="6.258cm">
          <text:p/>
        </draw:line>
        <draw:frame draw:style-name="gr5" draw:text-style-name="P5" draw:layer="layout" svg:width="0.906cm" svg:height="0.657cm" svg:x="1.522cm" svg:y="6.948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.12cm" svg:height="0cm" svg:x="2.517cm" svg:y="5.264cm" svg:viewBox="0 0 121 0" draw:points="121,0 0,0">
          <text:p/>
        </draw:polygon>
        <draw:line draw:style-name="gr3" draw:text-style-name="P3" draw:layer="layout" svg:x1="2.638cm" svg:y1="5.264cm" svg:x2="2.517cm" svg:y2="5.264cm">
          <text:p/>
        </draw:line>
        <draw:frame draw:style-name="gr5" draw:text-style-name="P5" draw:layer="layout" svg:width="0.906cm" svg:height="0.657cm" svg:x="1.522cm" svg:y="5.955cm">
          <draw:text-box>
            <text:p text:style-name="P4"><text:span text:style-name="T1">0.5</text:span></text:p>
          </draw:text-box>
        </draw:frame>
        <draw:polygon draw:style-name="gr2" draw:text-style-name="P2" draw:layer="layout" svg:width="0.12cm" svg:height="0cm" svg:x="2.517cm" svg:y="4.271cm" svg:viewBox="0 0 121 0" draw:points="121,0 0,0">
          <text:p/>
        </draw:polygon>
        <draw:line draw:style-name="gr3" draw:text-style-name="P3" draw:layer="layout" svg:x1="2.638cm" svg:y1="4.271cm" svg:x2="2.517cm" svg:y2="4.271cm">
          <text:p/>
        </draw:line>
        <draw:frame draw:style-name="gr5" draw:text-style-name="P5" draw:layer="layout" svg:width="0.906cm" svg:height="0.657cm" svg:x="1.522cm" svg:y="4.961cm">
          <draw:text-box>
            <text:p text:style-name="P4"><text:span text:style-name="T1">0.6</text:span></text:p>
          </draw:text-box>
        </draw:frame>
        <draw:polygon draw:style-name="gr2" draw:text-style-name="P2" draw:layer="layout" svg:width="0.12cm" svg:height="0cm" svg:x="2.517cm" svg:y="3.277cm" svg:viewBox="0 0 121 0" draw:points="121,0 0,0">
          <text:p/>
        </draw:polygon>
        <draw:line draw:style-name="gr3" draw:text-style-name="P3" draw:layer="layout" svg:x1="2.638cm" svg:y1="3.277cm" svg:x2="2.517cm" svg:y2="3.277cm">
          <text:p/>
        </draw:line>
        <draw:frame draw:style-name="gr5" draw:text-style-name="P5" draw:layer="layout" svg:width="0.906cm" svg:height="0.657cm" svg:x="1.522cm" svg:y="3.967cm">
          <draw:text-box>
            <text:p text:style-name="P4"><text:span text:style-name="T1">0.7</text:span></text:p>
          </draw:text-box>
        </draw:frame>
        <draw:polygon draw:style-name="gr6" draw:text-style-name="P6" draw:layer="layout" svg:width="1.575cm" svg:height="0.631cm" svg:x="3.425cm" svg:y="3.94cm" svg:viewBox="0 0 1576 632" draw:points="0,632 1576,632 1576,0 0,0">
          <text:p/>
        </draw:polygon>
        <draw:line draw:style-name="gr7" draw:text-style-name="P3" draw:layer="layout" svg:x1="4.213cm" svg:y1="4.571cm" svg:x2="4.213cm" svg:y2="5.113cm">
          <text:p/>
        </draw:line>
        <draw:line draw:style-name="gr7" draw:text-style-name="P3" draw:layer="layout" svg:x1="4.213cm" svg:y1="3.94cm" svg:x2="4.213cm" svg:y2="3.598cm">
          <text:p/>
        </draw:line>
        <draw:line draw:style-name="gr7" draw:text-style-name="P3" draw:layer="layout" svg:x1="3.819cm" svg:y1="5.112cm" svg:x2="4.606cm" svg:y2="5.112cm">
          <text:p/>
        </draw:line>
        <draw:line draw:style-name="gr7" draw:text-style-name="P3" draw:layer="layout" svg:x1="3.819cm" svg:y1="3.598cm" svg:x2="4.606cm" svg:y2="3.598cm">
          <text:p/>
        </draw:line>
        <draw:polygon draw:style-name="gr8" draw:text-style-name="P7" draw:layer="layout" svg:width="1.574cm" svg:height="0.297cm" svg:x="6.574cm" svg:y="7.308cm" svg:viewBox="0 0 1575 298" draw:points="0,298 1575,298 1575,0 0,0">
          <text:p/>
        </draw:polygon>
        <draw:line draw:style-name="gr7" draw:text-style-name="P3" draw:layer="layout" svg:x1="7.361cm" svg:y1="7.605cm" svg:x2="7.361cm" svg:y2="7.883cm">
          <text:p/>
        </draw:line>
        <draw:line draw:style-name="gr7" draw:text-style-name="P3" draw:layer="layout" svg:x1="7.361cm" svg:y1="7.308cm" svg:x2="7.361cm" svg:y2="7.139cm">
          <text:p/>
        </draw:line>
        <draw:line draw:style-name="gr7" draw:text-style-name="P3" draw:layer="layout" svg:x1="6.967cm" svg:y1="7.883cm" svg:x2="7.755cm" svg:y2="7.883cm">
          <text:p/>
        </draw:line>
        <draw:line draw:style-name="gr7" draw:text-style-name="P3" draw:layer="layout" svg:x1="6.967cm" svg:y1="7.139cm" svg:x2="7.755cm" svg:y2="7.139cm">
          <text:p/>
        </draw:line>
        <draw:polygon draw:style-name="gr9" draw:text-style-name="P8" draw:layer="layout" svg:width="1.575cm" svg:height="4.297cm" svg:x="9.723cm" svg:y="6.916cm" svg:viewBox="0 0 1576 4298" draw:points="0,4298 1576,4298 1576,0 0,0">
          <text:p/>
        </draw:polygon>
        <draw:line draw:style-name="gr7" draw:text-style-name="P3" draw:layer="layout" svg:x1="10.509cm" svg:y1="11.212cm" svg:x2="10.509cm" svg:y2="11.221cm">
          <text:p/>
        </draw:line>
        <draw:line draw:style-name="gr7" draw:text-style-name="P3" draw:layer="layout" svg:x1="10.509cm" svg:y1="6.915cm" svg:x2="10.509cm" svg:y2="5.035cm">
          <text:p/>
        </draw:line>
        <draw:line draw:style-name="gr7" draw:text-style-name="P3" draw:layer="layout" svg:x1="10.117cm" svg:y1="11.221cm" svg:x2="10.904cm" svg:y2="11.221cm">
          <text:p/>
        </draw:line>
        <draw:line draw:style-name="gr7" draw:text-style-name="P3" draw:layer="layout" svg:x1="10.117cm" svg:y1="5.035cm" svg:x2="10.904cm" svg:y2="5.035cm">
          <text:p/>
        </draw:line>
        <draw:line draw:style-name="gr10" draw:text-style-name="P3" draw:layer="layout" svg:x1="2.736cm" svg:y1="11.225cm" svg:x2="12.147cm" svg:y2="11.225cm">
          <text:p/>
        </draw:line>
        <draw:line draw:style-name="gr7" draw:text-style-name="P3" draw:layer="layout" svg:x1="3.425cm" svg:y1="4.2cm" svg:x2="5cm" svg:y2="4.2cm">
          <text:p/>
        </draw:line>
        <draw:line draw:style-name="gr7" draw:text-style-name="P3" draw:layer="layout" svg:x1="6.574cm" svg:y1="7.452cm" svg:x2="8.148cm" svg:y2="7.452cm">
          <text:p/>
        </draw:line>
        <draw:line draw:style-name="gr7" draw:text-style-name="P3" draw:layer="layout" svg:x1="9.723cm" svg:y1="11.199cm" svg:x2="11.298cm" svg:y2="11.199cm">
          <text:p/>
        </draw:line>
        <draw:line draw:style-name="gr11" draw:text-style-name="P3" draw:layer="layout" svg:x1="2.638cm" svg:y1="12.219cm" svg:x2="2.638cm" svg:y2="3.277cm">
          <text:p/>
        </draw:line>
        <draw:line draw:style-name="gr11" draw:text-style-name="P3" draw:layer="layout" svg:x1="12.084cm" svg:y1="12.219cm" svg:x2="12.084cm" svg:y2="3.277cm">
          <text:p/>
        </draw:line>
        <draw:line draw:style-name="gr11" draw:text-style-name="P3" draw:layer="layout" svg:x1="2.638cm" svg:y1="12.219cm" svg:x2="12.084cm" svg:y2="12.219cm">
          <text:p/>
        </draw:line>
        <draw:line draw:style-name="gr11" draw:text-style-name="P3" draw:layer="layout" svg:x1="2.638cm" svg:y1="3.277cm" svg:x2="12.084cm" svg:y2="3.277cm">
          <text:p/>
        </draw:line>
        <draw:polygon draw:style-name="gr1" draw:text-style-name="P1" draw:layer="layout" svg:width="9.447cm" svg:height="8.942cm" svg:x="14.446cm" svg:y="3.277cm" svg:viewBox="0 0 9448 8943" draw:points="0,8943 9448,8943 9448,0 0,0">
          <text:p/>
        </draw:polygon>
        <draw:polygon draw:style-name="gr2" draw:text-style-name="P2" draw:layer="layout" svg:width="0cm" svg:height="0.119cm" svg:x="16.02cm" svg:y="12.219cm" svg:viewBox="0 0 0 120" draw:points="0,0 0,120">
          <text:p/>
        </draw:polygon>
        <draw:line draw:style-name="gr3" draw:text-style-name="P3" draw:layer="layout" svg:x1="16.02cm" svg:y1="12.219cm" svg:x2="16.02cm" svg:y2="12.339cm">
          <text:p/>
        </draw:line>
        <draw:frame draw:style-name="gr5" draw:text-style-name="P5" draw:layer="layout" svg:width="0.906cm" svg:height="0.657cm" svg:x="1.522cm" svg:y="2.974cm">
          <draw:text-box>
            <text:p text:style-name="P4"><text:span text:style-name="T1">0.8</text:span></text:p>
          </draw:text-box>
        </draw:frame>
        <draw:polygon draw:style-name="gr2" draw:text-style-name="P2" draw:layer="layout" svg:width="0cm" svg:height="0.119cm" svg:x="19.169cm" svg:y="12.219cm" svg:viewBox="0 0 0 120" draw:points="0,0 0,120">
          <text:p/>
        </draw:polygon>
        <draw:line draw:style-name="gr3" draw:text-style-name="P3" draw:layer="layout" svg:x1="19.169cm" svg:y1="12.219cm" svg:x2="19.169cm" svg:y2="12.339cm">
          <text:p/>
        </draw:line>
        <draw:polygon draw:style-name="gr2" draw:text-style-name="P2" draw:layer="layout" svg:width="0cm" svg:height="0.119cm" svg:x="22.318cm" svg:y="12.219cm" svg:viewBox="0 0 0 120" draw:points="0,0 0,120">
          <text:p/>
        </draw:polygon>
        <draw:line draw:style-name="gr3" draw:text-style-name="P3" draw:layer="layout" svg:x1="22.318cm" svg:y1="12.219cm" svg:x2="22.318cm" svg:y2="12.339cm">
          <text:p/>
        </draw:line>
        <draw:polygon draw:style-name="gr2" draw:text-style-name="P2" draw:layer="layout" svg:width="0.119cm" svg:height="0cm" svg:x="14.326cm" svg:y="12.219cm" svg:viewBox="0 0 120 0" draw:points="120,0 0,0">
          <text:p/>
        </draw:polygon>
        <draw:line draw:style-name="gr3" draw:text-style-name="P3" draw:layer="layout" svg:x1="14.446cm" svg:y1="12.219cm" svg:x2="14.326cm" svg:y2="12.219cm">
          <text:p/>
        </draw:line>
        <draw:polygon draw:style-name="gr2" draw:text-style-name="P2" draw:layer="layout" svg:width="0.344cm" svg:height="0.046cm" svg:x="12.927cm" svg:y="12.232cm" svg:viewBox="0 0 345 47" draw:points="0,0 345,0 345,47 0,47">
          <text:p/>
        </draw:polygon>
        <draw:polygon draw:style-name="gr2" draw:text-style-name="P2" draw:layer="layout" svg:width="0.119cm" svg:height="0cm" svg:x="14.326cm" svg:y="11.325cm" svg:viewBox="0 0 120 0" draw:points="120,0 0,0">
          <text:p/>
        </draw:polygon>
        <draw:line draw:style-name="gr3" draw:text-style-name="P3" draw:layer="layout" svg:x1="14.446cm" svg:y1="11.325cm" svg:x2="14.326cm" svg:y2="11.325cm">
          <text:p/>
        </draw:line>
        <draw:frame draw:style-name="gr4" draw:text-style-name="P5" draw:layer="layout" svg:width="0.906cm" svg:height="0.659cm" svg:x="13.328cm" svg:y="11.916cm">
          <draw:text-box>
            <text:p text:style-name="P4"><text:span text:style-name="T1">0.1</text:span></text:p>
          </draw:text-box>
        </draw:frame>
        <draw:polygon draw:style-name="gr2" draw:text-style-name="P2" draw:layer="layout" svg:width="0.119cm" svg:height="0cm" svg:x="14.326cm" svg:y="10.43cm" svg:viewBox="0 0 120 0" draw:points="120,0 0,0">
          <text:p/>
        </draw:polygon>
        <draw:line draw:style-name="gr3" draw:text-style-name="P3" draw:layer="layout" svg:x1="14.446cm" svg:y1="10.43cm" svg:x2="14.326cm" svg:y2="10.43cm">
          <text:p/>
        </draw:line>
        <draw:frame draw:style-name="gr4" draw:text-style-name="P5" draw:layer="layout" svg:width="0.906cm" svg:height="0.659cm" svg:x="13.328cm" svg:y="11.023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.119cm" svg:height="0cm" svg:x="14.326cm" svg:y="9.536cm" svg:viewBox="0 0 120 0" draw:points="120,0 0,0">
          <text:p/>
        </draw:polygon>
        <draw:line draw:style-name="gr3" draw:text-style-name="P3" draw:layer="layout" svg:x1="14.446cm" svg:y1="9.536cm" svg:x2="14.326cm" svg:y2="9.536cm">
          <text:p/>
        </draw:line>
        <draw:frame draw:style-name="gr5" draw:text-style-name="P5" draw:layer="layout" svg:width="0.906cm" svg:height="0.657cm" svg:x="13.328cm" svg:y="10.127cm">
          <draw:text-box>
            <text:p text:style-name="P4"><text:span text:style-name="T1">0.1</text:span></text:p>
          </draw:text-box>
        </draw:frame>
        <draw:polygon draw:style-name="gr2" draw:text-style-name="P2" draw:layer="layout" svg:width="0.119cm" svg:height="0cm" svg:x="14.326cm" svg:y="8.642cm" svg:viewBox="0 0 120 0" draw:points="120,0 0,0">
          <text:p/>
        </draw:polygon>
        <draw:line draw:style-name="gr3" draw:text-style-name="P3" draw:layer="layout" svg:x1="14.446cm" svg:y1="8.642cm" svg:x2="14.326cm" svg:y2="8.642cm">
          <text:p/>
        </draw:line>
        <draw:frame draw:style-name="gr4" draw:text-style-name="P5" draw:layer="layout" svg:width="0.906cm" svg:height="0.659cm" svg:x="13.328cm" svg:y="9.235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.119cm" svg:height="0cm" svg:x="14.326cm" svg:y="7.748cm" svg:viewBox="0 0 120 0" draw:points="120,0 0,0">
          <text:p/>
        </draw:polygon>
        <draw:line draw:style-name="gr3" draw:text-style-name="P3" draw:layer="layout" svg:x1="14.446cm" svg:y1="7.748cm" svg:x2="14.326cm" svg:y2="7.748cm">
          <text:p/>
        </draw:line>
        <draw:frame draw:style-name="gr4" draw:text-style-name="P5" draw:layer="layout" svg:width="0.906cm" svg:height="0.659cm" svg:x="13.328cm" svg:y="8.341cm">
          <draw:text-box>
            <text:p text:style-name="P4"><text:span text:style-name="T1">0.3</text:span></text:p>
          </draw:text-box>
        </draw:frame>
        <draw:polygon draw:style-name="gr2" draw:text-style-name="P2" draw:layer="layout" svg:width="0.119cm" svg:height="0cm" svg:x="14.326cm" svg:y="6.854cm" svg:viewBox="0 0 120 0" draw:points="120,0 0,0">
          <text:p/>
        </draw:polygon>
        <draw:line draw:style-name="gr3" draw:text-style-name="P3" draw:layer="layout" svg:x1="14.446cm" svg:y1="6.854cm" svg:x2="14.326cm" svg:y2="6.854cm">
          <text:p/>
        </draw:line>
        <draw:frame draw:style-name="gr5" draw:text-style-name="P5" draw:layer="layout" svg:width="0.906cm" svg:height="0.657cm" svg:x="13.328cm" svg:y="7.445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.119cm" svg:height="0cm" svg:x="14.326cm" svg:y="5.959cm" svg:viewBox="0 0 120 0" draw:points="120,0 0,0">
          <text:p/>
        </draw:polygon>
        <draw:line draw:style-name="gr3" draw:text-style-name="P3" draw:layer="layout" svg:x1="14.446cm" svg:y1="5.959cm" svg:x2="14.326cm" svg:y2="5.959cm">
          <text:p/>
        </draw:line>
        <draw:frame draw:style-name="gr4" draw:text-style-name="P5" draw:layer="layout" svg:width="0.906cm" svg:height="0.659cm" svg:x="13.328cm" svg:y="6.552cm">
          <draw:text-box>
            <text:p text:style-name="P4"><text:span text:style-name="T1">0.5</text:span></text:p>
          </draw:text-box>
        </draw:frame>
        <draw:polygon draw:style-name="gr2" draw:text-style-name="P2" draw:layer="layout" svg:width="0.119cm" svg:height="0cm" svg:x="14.326cm" svg:y="5.066cm" svg:viewBox="0 0 120 0" draw:points="120,0 0,0">
          <text:p/>
        </draw:polygon>
        <draw:line draw:style-name="gr3" draw:text-style-name="P3" draw:layer="layout" svg:x1="14.446cm" svg:y1="5.066cm" svg:x2="14.326cm" svg:y2="5.066cm">
          <text:p/>
        </draw:line>
        <draw:frame draw:style-name="gr5" draw:text-style-name="P5" draw:layer="layout" svg:width="0.906cm" svg:height="0.657cm" svg:x="13.328cm" svg:y="5.66cm">
          <draw:text-box>
            <text:p text:style-name="P4"><text:span text:style-name="T1">0.6</text:span></text:p>
          </draw:text-box>
        </draw:frame>
        <draw:polygon draw:style-name="gr2" draw:text-style-name="P2" draw:layer="layout" svg:width="0.119cm" svg:height="0cm" svg:x="14.326cm" svg:y="4.171cm" svg:viewBox="0 0 120 0" draw:points="120,0 0,0">
          <text:p/>
        </draw:polygon>
        <draw:line draw:style-name="gr3" draw:text-style-name="P3" draw:layer="layout" svg:x1="14.446cm" svg:y1="4.171cm" svg:x2="14.326cm" svg:y2="4.171cm">
          <text:p/>
        </draw:line>
        <draw:frame draw:style-name="gr4" draw:text-style-name="P5" draw:layer="layout" svg:width="0.906cm" svg:height="0.659cm" svg:x="13.328cm" svg:y="4.762cm">
          <draw:text-box>
            <text:p text:style-name="P4"><text:span text:style-name="T1">0.7</text:span></text:p>
          </draw:text-box>
        </draw:frame>
        <draw:polygon draw:style-name="gr2" draw:text-style-name="P2" draw:layer="layout" svg:width="0.119cm" svg:height="0cm" svg:x="14.326cm" svg:y="3.277cm" svg:viewBox="0 0 120 0" draw:points="120,0 0,0">
          <text:p/>
        </draw:polygon>
        <draw:line draw:style-name="gr3" draw:text-style-name="P3" draw:layer="layout" svg:x1="14.446cm" svg:y1="3.277cm" svg:x2="14.326cm" svg:y2="3.277cm">
          <text:p/>
        </draw:line>
        <draw:frame draw:style-name="gr4" draw:text-style-name="P5" draw:layer="layout" svg:width="0.906cm" svg:height="0.659cm" svg:x="13.328cm" svg:y="3.87cm">
          <draw:text-box>
            <text:p text:style-name="P4"><text:span text:style-name="T1">0.8</text:span></text:p>
          </draw:text-box>
        </draw:frame>
        <draw:polygon draw:style-name="gr6" draw:text-style-name="P6" draw:layer="layout" svg:width="1.574cm" svg:height="1.548cm" svg:x="15.233cm" svg:y="5.494cm" svg:viewBox="0 0 1575 1549" draw:points="0,1549 1575,1549 1575,0 0,0">
          <text:p/>
        </draw:polygon>
        <draw:line draw:style-name="gr7" draw:text-style-name="P3" draw:layer="layout" svg:x1="16.02cm" svg:y1="7.042cm" svg:x2="16.02cm" svg:y2="8.106cm">
          <text:p/>
        </draw:line>
        <draw:line draw:style-name="gr7" draw:text-style-name="P3" draw:layer="layout" svg:x1="16.02cm" svg:y1="5.494cm" svg:x2="16.02cm" svg:y2="4.147cm">
          <text:p/>
        </draw:line>
        <draw:line draw:style-name="gr7" draw:text-style-name="P3" draw:layer="layout" svg:x1="15.626cm" svg:y1="8.106cm" svg:x2="16.414cm" svg:y2="8.106cm">
          <text:p/>
        </draw:line>
        <draw:line draw:style-name="gr7" draw:text-style-name="P3" draw:layer="layout" svg:x1="15.626cm" svg:y1="4.147cm" svg:x2="16.414cm" svg:y2="4.147cm">
          <text:p/>
        </draw:line>
        <draw:polygon draw:style-name="gr6" draw:text-style-name="P6" draw:layer="layout" svg:width="1.575cm" svg:height="0.033cm" svg:x="18.382cm" svg:y="11.321cm" svg:viewBox="0 0 1576 34" draw:points="0,34 1576,34 1576,0 0,0">
          <text:p/>
        </draw:polygon>
        <draw:line draw:style-name="gr7" draw:text-style-name="P3" draw:layer="layout" svg:x1="19.169cm" svg:y1="11.354cm" svg:x2="19.169cm" svg:y2="11.375cm">
          <text:p/>
        </draw:line>
        <draw:line draw:style-name="gr7" draw:text-style-name="P3" draw:layer="layout" svg:x1="19.169cm" svg:y1="11.321cm" svg:x2="19.169cm" svg:y2="11.297cm">
          <text:p/>
        </draw:line>
        <draw:line draw:style-name="gr7" draw:text-style-name="P3" draw:layer="layout" svg:x1="18.776cm" svg:y1="11.375cm" svg:x2="19.563cm" svg:y2="11.375cm">
          <text:p/>
        </draw:line>
        <draw:line draw:style-name="gr7" draw:text-style-name="P3" draw:layer="layout" svg:x1="18.776cm" svg:y1="11.297cm" svg:x2="19.563cm" svg:y2="11.297cm">
          <text:p/>
        </draw:line>
        <draw:polygon draw:style-name="gr9" draw:text-style-name="P8" draw:layer="layout" svg:width="1.575cm" svg:height="0.216cm" svg:x="21.53cm" svg:y="8.975cm" svg:viewBox="0 0 1576 217" draw:points="0,217 1576,217 1576,0 0,0">
          <text:p/>
        </draw:polygon>
        <draw:line draw:style-name="gr7" draw:text-style-name="P3" draw:layer="layout" svg:x1="22.318cm" svg:y1="9.191cm" svg:x2="22.318cm" svg:y2="10.176cm">
          <text:p/>
        </draw:line>
        <draw:line draw:style-name="gr7" draw:text-style-name="P3" draw:layer="layout" svg:x1="22.318cm" svg:y1="8.975cm" svg:x2="22.318cm" svg:y2="8.854cm">
          <text:p/>
        </draw:line>
        <draw:line draw:style-name="gr7" draw:text-style-name="P3" draw:layer="layout" svg:x1="21.924cm" svg:y1="10.176cm" svg:x2="22.711cm" svg:y2="10.176cm">
          <text:p/>
        </draw:line>
        <draw:line draw:style-name="gr7" draw:text-style-name="P3" draw:layer="layout" svg:x1="21.924cm" svg:y1="8.854cm" svg:x2="22.711cm" svg:y2="8.854cm">
          <text:p/>
        </draw:line>
        <draw:line draw:style-name="gr10" draw:text-style-name="P3" draw:layer="layout" svg:x1="14.446cm" svg:y1="11.325cm" svg:x2="23.857cm" svg:y2="11.325cm">
          <text:p/>
        </draw:line>
        <draw:line draw:style-name="gr7" draw:text-style-name="P3" draw:layer="layout" svg:x1="15.233cm" svg:y1="6.336cm" svg:x2="16.807cm" svg:y2="6.336cm">
          <text:p/>
        </draw:line>
        <draw:line draw:style-name="gr7" draw:text-style-name="P3" draw:layer="layout" svg:x1="18.382cm" svg:y1="11.341cm" svg:x2="19.957cm" svg:y2="11.341cm">
          <text:p/>
        </draw:line>
        <draw:line draw:style-name="gr12" draw:text-style-name="P3" draw:layer="layout" svg:x1="21.53cm" svg:y1="9.074cm" svg:x2="23.105cm" svg:y2="9.074cm">
          <text:p/>
        </draw:line>
        <draw:line draw:style-name="gr11" draw:text-style-name="P3" draw:layer="layout" svg:x1="14.446cm" svg:y1="12.219cm" svg:x2="14.446cm" svg:y2="3.277cm">
          <text:p/>
        </draw:line>
        <draw:line draw:style-name="gr11" draw:text-style-name="P3" draw:layer="layout" svg:x1="23.893cm" svg:y1="12.219cm" svg:x2="23.893cm" svg:y2="3.277cm">
          <text:p/>
        </draw:line>
        <draw:line draw:style-name="gr11" draw:text-style-name="P3" draw:layer="layout" svg:x1="14.446cm" svg:y1="12.219cm" svg:x2="23.893cm" svg:y2="12.219cm">
          <text:p/>
        </draw:line>
        <draw:line draw:style-name="gr11" draw:text-style-name="P3" draw:layer="layout" svg:x1="14.446cm" svg:y1="3.277cm" svg:x2="23.893cm" svg:y2="3.277cm">
          <text:p/>
        </draw:line>
        <draw:polygon draw:style-name="gr1" draw:text-style-name="P1" draw:layer="layout" svg:width="9.446cm" svg:height="8.942cm" svg:x="26.254cm" svg:y="3.277cm" svg:viewBox="0 0 9447 8943" draw:points="0,8943 9447,8943 9447,0 0,0">
          <text:p/>
        </draw:polygon>
        <draw:polygon draw:style-name="gr2" draw:text-style-name="P2" draw:layer="layout" svg:width="0cm" svg:height="0.119cm" svg:x="27.828cm" svg:y="12.219cm" svg:viewBox="0 0 0 120" draw:points="0,0 0,120">
          <text:p/>
        </draw:polygon>
        <draw:line draw:style-name="gr3" draw:text-style-name="P3" draw:layer="layout" svg:x1="27.828cm" svg:y1="12.219cm" svg:x2="27.828cm" svg:y2="12.339cm">
          <text:p/>
        </draw:line>
        <draw:frame draw:style-name="gr5" draw:text-style-name="P5" draw:layer="layout" svg:width="0.906cm" svg:height="0.657cm" svg:x="13.328cm" svg:y="2.974cm">
          <draw:text-box>
            <text:p text:style-name="P4"><text:span text:style-name="T1">0.9</text:span></text:p>
          </draw:text-box>
        </draw:frame>
        <draw:polygon draw:style-name="gr2" draw:text-style-name="P2" draw:layer="layout" svg:width="0cm" svg:height="0.119cm" svg:x="30.977cm" svg:y="12.219cm" svg:viewBox="0 0 0 120" draw:points="0,0 0,120">
          <text:p/>
        </draw:polygon>
        <draw:line draw:style-name="gr3" draw:text-style-name="P3" draw:layer="layout" svg:x1="30.977cm" svg:y1="12.219cm" svg:x2="30.977cm" svg:y2="12.339cm">
          <text:p/>
        </draw:line>
        <draw:polygon draw:style-name="gr2" draw:text-style-name="P2" draw:layer="layout" svg:width="0cm" svg:height="0.119cm" svg:x="34.126cm" svg:y="12.219cm" svg:viewBox="0 0 0 120" draw:points="0,0 0,120">
          <text:p/>
        </draw:polygon>
        <draw:line draw:style-name="gr3" draw:text-style-name="P3" draw:layer="layout" svg:x1="34.126cm" svg:y1="12.219cm" svg:x2="34.126cm" svg:y2="12.339cm">
          <text:p/>
        </draw:line>
        <draw:polygon draw:style-name="gr2" draw:text-style-name="P2" draw:layer="layout" svg:width="0.12cm" svg:height="0cm" svg:x="26.133cm" svg:y="12.219cm" svg:viewBox="0 0 121 0" draw:points="121,0 0,0">
          <text:p/>
        </draw:polygon>
        <draw:line draw:style-name="gr3" draw:text-style-name="P3" draw:layer="layout" svg:x1="26.254cm" svg:y1="12.219cm" svg:x2="26.133cm" svg:y2="12.219cm">
          <text:p/>
        </draw:line>
        <draw:polygon draw:style-name="gr2" draw:text-style-name="P2" draw:layer="layout" svg:width="0.344cm" svg:height="0.046cm" svg:x="24.734cm" svg:y="12.232cm" svg:viewBox="0 0 345 47" draw:points="0,0 345,0 345,47 0,47">
          <text:p/>
        </draw:polygon>
        <draw:polygon draw:style-name="gr2" draw:text-style-name="P2" draw:layer="layout" svg:width="0.12cm" svg:height="0cm" svg:x="26.133cm" svg:y="11.101cm" svg:viewBox="0 0 121 0" draw:points="121,0 0,0">
          <text:p/>
        </draw:polygon>
        <draw:line draw:style-name="gr3" draw:text-style-name="P3" draw:layer="layout" svg:x1="26.254cm" svg:y1="11.101cm" svg:x2="26.133cm" svg:y2="11.101cm">
          <text:p/>
        </draw:line>
        <draw:frame draw:style-name="gr4" draw:text-style-name="P5" draw:layer="layout" svg:width="0.906cm" svg:height="0.659cm" svg:x="25.138cm" svg:y="11.916cm">
          <draw:text-box>
            <text:p text:style-name="P4"><text:span text:style-name="T1">0.1</text:span></text:p>
          </draw:text-box>
        </draw:frame>
        <draw:polygon draw:style-name="gr2" draw:text-style-name="P2" draw:layer="layout" svg:width="0.12cm" svg:height="0cm" svg:x="26.133cm" svg:y="9.983cm" svg:viewBox="0 0 121 0" draw:points="121,0 0,0">
          <text:p/>
        </draw:polygon>
        <draw:line draw:style-name="gr3" draw:text-style-name="P3" draw:layer="layout" svg:x1="26.254cm" svg:y1="9.983cm" svg:x2="26.133cm" svg:y2="9.983cm">
          <text:p/>
        </draw:line>
        <draw:frame draw:style-name="gr4" draw:text-style-name="P5" draw:layer="layout" svg:width="0.906cm" svg:height="0.659cm" svg:x="25.138cm" svg:y="10.8cm">
          <draw:text-box>
            <text:p text:style-name="P4"><text:span text:style-name="T1">0.0</text:span></text:p>
          </draw:text-box>
        </draw:frame>
        <draw:polygon draw:style-name="gr2" draw:text-style-name="P2" draw:layer="layout" svg:width="0.12cm" svg:height="0cm" svg:x="26.133cm" svg:y="8.866cm" svg:viewBox="0 0 121 0" draw:points="121,0 0,0">
          <text:p/>
        </draw:polygon>
        <draw:line draw:style-name="gr3" draw:text-style-name="P3" draw:layer="layout" svg:x1="26.254cm" svg:y1="8.866cm" svg:x2="26.133cm" svg:y2="8.866cm">
          <text:p/>
        </draw:line>
        <draw:frame draw:style-name="gr4" draw:text-style-name="P5" draw:layer="layout" svg:width="0.906cm" svg:height="0.659cm" svg:x="25.138cm" svg:y="9.681cm">
          <draw:text-box>
            <text:p text:style-name="P4"><text:span text:style-name="T1">0.1</text:span></text:p>
          </draw:text-box>
        </draw:frame>
        <draw:polygon draw:style-name="gr2" draw:text-style-name="P2" draw:layer="layout" svg:width="0.12cm" svg:height="0cm" svg:x="26.133cm" svg:y="7.748cm" svg:viewBox="0 0 121 0" draw:points="121,0 0,0">
          <text:p/>
        </draw:polygon>
        <draw:line draw:style-name="gr3" draw:text-style-name="P3" draw:layer="layout" svg:x1="26.254cm" svg:y1="7.748cm" svg:x2="26.133cm" svg:y2="7.748cm">
          <text:p/>
        </draw:line>
        <draw:frame draw:style-name="gr4" draw:text-style-name="P5" draw:layer="layout" svg:width="0.906cm" svg:height="0.659cm" svg:x="25.138cm" svg:y="8.564cm">
          <draw:text-box>
            <text:p text:style-name="P4"><text:span text:style-name="T1">0.2</text:span></text:p>
          </draw:text-box>
        </draw:frame>
        <draw:polygon draw:style-name="gr2" draw:text-style-name="P2" draw:layer="layout" svg:width="0.12cm" svg:height="0cm" svg:x="26.133cm" svg:y="6.63cm" svg:viewBox="0 0 121 0" draw:points="121,0 0,0">
          <text:p/>
        </draw:polygon>
        <draw:line draw:style-name="gr3" draw:text-style-name="P3" draw:layer="layout" svg:x1="26.254cm" svg:y1="6.63cm" svg:x2="26.133cm" svg:y2="6.63cm">
          <text:p/>
        </draw:line>
        <draw:frame draw:style-name="gr5" draw:text-style-name="P5" draw:layer="layout" svg:width="0.906cm" svg:height="0.657cm" svg:x="25.138cm" svg:y="7.445cm">
          <draw:text-box>
            <text:p text:style-name="P4"><text:span text:style-name="T1">0.3</text:span></text:p>
          </draw:text-box>
        </draw:frame>
        <draw:polygon draw:style-name="gr2" draw:text-style-name="P2" draw:layer="layout" svg:width="0.12cm" svg:height="0cm" svg:x="26.133cm" svg:y="5.512cm" svg:viewBox="0 0 121 0" draw:points="121,0 0,0">
          <text:p/>
        </draw:polygon>
        <draw:line draw:style-name="gr3" draw:text-style-name="P3" draw:layer="layout" svg:x1="26.254cm" svg:y1="5.512cm" svg:x2="26.133cm" svg:y2="5.512cm">
          <text:p/>
        </draw:line>
        <draw:frame draw:style-name="gr4" draw:text-style-name="P5" draw:layer="layout" svg:width="0.906cm" svg:height="0.659cm" svg:x="25.138cm" svg:y="6.329cm">
          <draw:text-box>
            <text:p text:style-name="P4"><text:span text:style-name="T1">0.4</text:span></text:p>
          </draw:text-box>
        </draw:frame>
        <draw:polygon draw:style-name="gr2" draw:text-style-name="P2" draw:layer="layout" svg:width="0.12cm" svg:height="0cm" svg:x="26.133cm" svg:y="4.395cm" svg:viewBox="0 0 121 0" draw:points="121,0 0,0">
          <text:p/>
        </draw:polygon>
        <draw:line draw:style-name="gr3" draw:text-style-name="P3" draw:layer="layout" svg:x1="26.254cm" svg:y1="4.395cm" svg:x2="26.133cm" svg:y2="4.395cm">
          <text:p/>
        </draw:line>
        <draw:frame draw:style-name="gr5" draw:text-style-name="P5" draw:layer="layout" svg:width="0.906cm" svg:height="0.657cm" svg:x="25.138cm" svg:y="5.209cm">
          <draw:text-box>
            <text:p text:style-name="P4"><text:span text:style-name="T1">0.5</text:span></text:p>
          </draw:text-box>
        </draw:frame>
        <draw:polygon draw:style-name="gr2" draw:text-style-name="P2" draw:layer="layout" svg:width="0.12cm" svg:height="0cm" svg:x="26.133cm" svg:y="3.277cm" svg:viewBox="0 0 121 0" draw:points="121,0 0,0">
          <text:p/>
        </draw:polygon>
        <draw:line draw:style-name="gr3" draw:text-style-name="P3" draw:layer="layout" svg:x1="26.254cm" svg:y1="3.277cm" svg:x2="26.133cm" svg:y2="3.277cm">
          <text:p/>
        </draw:line>
        <draw:frame draw:style-name="gr4" draw:text-style-name="P5" draw:layer="layout" svg:width="0.906cm" svg:height="0.659cm" svg:x="25.138cm" svg:y="4.093cm">
          <draw:text-box>
            <text:p text:style-name="P4"><text:span text:style-name="T1">0.6</text:span></text:p>
          </draw:text-box>
        </draw:frame>
        <draw:polygon draw:style-name="gr6" draw:text-style-name="P6" draw:layer="layout" svg:width="1.575cm" svg:height="0.802cm" svg:x="27.041cm" svg:y="4.582cm" svg:viewBox="0 0 1576 803" draw:points="0,803 1576,803 1576,0 0,0">
          <text:p/>
        </draw:polygon>
        <draw:line draw:style-name="gr7" draw:text-style-name="P3" draw:layer="layout" svg:x1="27.828cm" svg:y1="5.384cm" svg:x2="27.828cm" svg:y2="5.905cm">
          <text:p/>
        </draw:line>
        <draw:line draw:style-name="gr7" draw:text-style-name="P3" draw:layer="layout" svg:x1="27.828cm" svg:y1="4.583cm" svg:x2="27.828cm" svg:y2="3.948cm">
          <text:p/>
        </draw:line>
        <draw:line draw:style-name="gr7" draw:text-style-name="P3" draw:layer="layout" svg:x1="27.435cm" svg:y1="5.906cm" svg:x2="28.222cm" svg:y2="5.906cm">
          <text:p/>
        </draw:line>
        <draw:line draw:style-name="gr7" draw:text-style-name="P3" draw:layer="layout" svg:x1="27.435cm" svg:y1="3.948cm" svg:x2="28.222cm" svg:y2="3.948cm">
          <text:p/>
        </draw:line>
        <draw:polygon draw:style-name="gr6" draw:text-style-name="P6" draw:layer="layout" svg:width="1.575cm" svg:height="0.013cm" svg:x="30.189cm" svg:y="11.185cm" svg:viewBox="0 0 1576 14" draw:points="0,14 1576,14 1576,0 0,0">
          <text:p/>
        </draw:polygon>
        <draw:line draw:style-name="gr7" draw:text-style-name="P3" draw:layer="layout" svg:x1="30.977cm" svg:y1="11.198cm" svg:x2="30.977cm" svg:y2="11.205cm">
          <text:p/>
        </draw:line>
        <draw:line draw:style-name="gr7" draw:text-style-name="P3" draw:layer="layout" svg:x1="30.977cm" svg:y1="11.185cm" svg:x2="30.977cm" svg:y2="11.137cm">
          <text:p/>
        </draw:line>
        <draw:line draw:style-name="gr7" draw:text-style-name="P3" draw:layer="layout" svg:x1="30.583cm" svg:y1="11.205cm" svg:x2="31.37cm" svg:y2="11.205cm">
          <text:p/>
        </draw:line>
        <draw:line draw:style-name="gr7" draw:text-style-name="P3" draw:layer="layout" svg:x1="30.583cm" svg:y1="11.137cm" svg:x2="31.37cm" svg:y2="11.137cm">
          <text:p/>
        </draw:line>
        <draw:polygon draw:style-name="gr9" draw:text-style-name="P8" draw:layer="layout" svg:width="1.575cm" svg:height="0.623cm" svg:x="33.339cm" svg:y="9.586cm" svg:viewBox="0 0 1576 624" draw:points="0,624 1576,624 1576,0 0,0">
          <text:p/>
        </draw:polygon>
        <draw:line draw:style-name="gr7" draw:text-style-name="P3" draw:layer="layout" svg:x1="34.126cm" svg:y1="10.209cm" svg:x2="34.126cm" svg:y2="11.118cm">
          <text:p/>
        </draw:line>
        <draw:line draw:style-name="gr7" draw:text-style-name="P3" draw:layer="layout" svg:x1="34.126cm" svg:y1="9.586cm" svg:x2="34.126cm" svg:y2="4.513cm">
          <text:p/>
        </draw:line>
        <draw:line draw:style-name="gr7" draw:text-style-name="P3" draw:layer="layout" svg:x1="33.732cm" svg:y1="11.119cm" svg:x2="34.52cm" svg:y2="11.119cm">
          <text:p/>
        </draw:line>
        <draw:line draw:style-name="gr7" draw:text-style-name="P3" draw:layer="layout" svg:x1="33.732cm" svg:y1="4.513cm" svg:x2="34.52cm" svg:y2="4.513cm">
          <text:p/>
        </draw:line>
        <draw:line draw:style-name="gr10" draw:text-style-name="P3" draw:layer="layout" svg:x1="26.352cm" svg:y1="11.101cm" svg:x2="35.713cm" svg:y2="11.101cm">
          <text:p/>
        </draw:line>
        <draw:line draw:style-name="gr7" draw:text-style-name="P3" draw:layer="layout" svg:x1="27.041cm" svg:y1="4.94cm" svg:x2="28.616cm" svg:y2="4.94cm">
          <text:p/>
        </draw:line>
        <draw:line draw:style-name="gr7" draw:text-style-name="P3" draw:layer="layout" svg:x1="30.189cm" svg:y1="11.194cm" svg:x2="31.764cm" svg:y2="11.194cm">
          <text:p/>
        </draw:line>
        <draw:line draw:style-name="gr7" draw:text-style-name="P3" draw:layer="layout" svg:x1="33.339cm" svg:y1="9.86cm" svg:x2="34.914cm" svg:y2="9.86cm">
          <text:p/>
        </draw:line>
        <draw:line draw:style-name="gr11" draw:text-style-name="P3" draw:layer="layout" svg:x1="26.254cm" svg:y1="12.219cm" svg:x2="26.254cm" svg:y2="3.277cm">
          <text:p/>
        </draw:line>
        <draw:line draw:style-name="gr11" draw:text-style-name="P3" draw:layer="layout" svg:x1="35.7cm" svg:y1="12.219cm" svg:x2="35.7cm" svg:y2="3.277cm">
          <text:p/>
        </draw:line>
        <draw:line draw:style-name="gr11" draw:text-style-name="P3" draw:layer="layout" svg:x1="26.254cm" svg:y1="12.219cm" svg:x2="35.7cm" svg:y2="12.219cm">
          <text:p/>
        </draw:line>
        <draw:line draw:style-name="gr11" draw:text-style-name="P3" draw:layer="layout" svg:x1="26.254cm" svg:y1="3.277cm" svg:x2="35.7cm" svg:y2="3.277cm">
          <text:p/>
        </draw:line>
        <draw:frame draw:style-name="gr5" draw:text-style-name="P5" draw:layer="layout" svg:width="0.906cm" svg:height="0.657cm" svg:x="25.138cm" svg:y="2.974cm">
          <draw:text-box>
            <text:p text:style-name="P4"><text:span text:style-name="T1">0.7</text:span></text:p>
          </draw:text-box>
        </draw:frame>
        <draw:g>
          <draw:frame draw:style-name="gr13" draw:text-style-name="P10" draw:layer="layout" svg:width="2.971cm" svg:height="1.588cm" svg:x="2.684cm" svg:y="12.549cm">
            <draw:text-box>
              <text:p text:style-name="P9"><text:span text:style-name="T2">MIASA</text:span></text:p>
              <text:p text:style-name="P9">(Ward)</text:p>
            </draw:text-box>
          </draw:frame>
          <draw:frame draw:style-name="gr14" draw:text-style-name="P10" draw:layer="layout" svg:width="2.97cm" svg:height="1.593cm" svg:x="5.759cm" svg:y="12.554cm">
            <draw:text-box>
              <text:p text:style-name="P9"><text:span text:style-name="T2">MIASA</text:span></text:p>
              <text:p text:style-name="P9"><text:s/>(k-medoids)</text:p>
            </draw:text-box>
          </draw:frame>
          <draw:frame draw:style-name="gr13" draw:text-style-name="P10" draw:layer="layout" svg:width="2.969cm" svg:height="1.588cm" svg:x="8.917cm" svg:y="12.512cm">
            <draw:text-box>
              <text:p text:style-name="P9"><text:span text:style-name="T2">Non-Metric</text:span></text:p>
              <text:p text:style-name="P9"><text:s/>(k-medoids)</text:p>
            </draw:text-box>
          </draw:frame>
        </draw:g>
        <draw:g>
          <draw:frame draw:style-name="gr13" draw:text-style-name="P10" draw:layer="layout" svg:width="2.971cm" svg:height="1.588cm" svg:x="14.487cm" svg:y="12.496cm">
            <draw:text-box>
              <text:p text:style-name="P9"><text:span text:style-name="T2">MIASA</text:span></text:p>
              <text:p text:style-name="P9">(Ward)</text:p>
            </draw:text-box>
          </draw:frame>
          <draw:frame draw:style-name="gr13" draw:text-style-name="P10" draw:layer="layout" svg:width="2.971cm" svg:height="1.588cm" svg:x="17.562cm" svg:y="12.506cm">
            <draw:text-box>
              <text:p text:style-name="P9"><text:span text:style-name="T2">MIASA</text:span></text:p>
              <text:p text:style-name="P9"><text:s/>(k-medoids)</text:p>
            </draw:text-box>
          </draw:frame>
          <draw:frame draw:style-name="gr13" draw:text-style-name="P10" draw:layer="layout" svg:width="2.971cm" svg:height="1.588cm" svg:x="20.72cm" svg:y="12.459cm">
            <draw:text-box>
              <text:p text:style-name="P9"><text:span text:style-name="T2">Non-Metric</text:span></text:p>
              <text:p text:style-name="P9"><text:s/>(k-medoids)</text:p>
            </draw:text-box>
          </draw:frame>
        </draw:g>
        <draw:g>
          <draw:frame draw:style-name="gr15" draw:text-style-name="P10" draw:layer="layout" svg:width="2.972cm" svg:height="1.589cm" svg:x="26.15cm" svg:y="12.542cm">
            <draw:text-box>
              <text:p text:style-name="P9"><text:span text:style-name="T2">MIASA</text:span></text:p>
              <text:p text:style-name="P9">(Ward)</text:p>
            </draw:text-box>
          </draw:frame>
          <draw:frame draw:style-name="gr16" draw:text-style-name="P10" draw:layer="layout" svg:width="2.969cm" svg:height="1.592cm" svg:x="29.228cm" svg:y="12.549cm">
            <draw:text-box>
              <text:p text:style-name="P9"><text:span text:style-name="T2">MIASA</text:span></text:p>
              <text:p text:style-name="P9"><text:s/>(k-medoids)</text:p>
            </draw:text-box>
          </draw:frame>
          <draw:frame draw:style-name="gr13" draw:text-style-name="P10" draw:layer="layout" svg:width="2.971cm" svg:height="1.588cm" svg:x="32.384cm" svg:y="12.506cm">
            <draw:text-box>
              <text:p text:style-name="P9"><text:span text:style-name="T2">Non-Metric</text:span></text:p>
              <text:p text:style-name="P9"><text:s/>(k-medoids)</text:p>
            </draw:text-box>
          </draw:frame>
        </draw:g>
        <draw:frame draw:style-name="gr17" draw:text-style-name="P12" draw:layer="layout" svg:width="8.565cm" svg:height="2.024cm" svg:x="2.966cm" svg:y="1.599cm">
          <draw:text-box>
            <text:p text:style-name="P11"><text:span text:style-name="T2">Data type 1</text:span><text:line-break/>Different distributions</text:p>
          </draw:text-box>
        </draw:frame>
        <draw:frame draw:style-name="gr18" draw:text-style-name="P12" draw:layer="layout" svg:width="7.089cm" svg:height="2.747cm" svg:x="15.526cm" svg:y="1.604cm">
          <draw:text-box>
            <text:p text:style-name="P11"><text:span text:style-name="T2">Data type 2</text:span><text:line-break/>Correlated samples</text:p>
          </draw:text-box>
        </draw:frame>
        <draw:frame draw:style-name="gr18" draw:text-style-name="P12" draw:layer="layout" svg:width="7.093cm" svg:height="2.747cm" svg:x="27.016cm" svg:y="1.604cm">
          <draw:text-box>
            <text:p text:style-name="P11"><text:span text:style-name="T2">Data type 3</text:span><text:line-break/>GRN-models</text:p>
          </draw:text-box>
        </draw:frame>
        <draw:frame draw:style-name="gr19" draw:text-style-name="P14" draw:layer="layout" svg:width="1.474cm" svg:height="1.008cm" svg:x="2.301cm" svg:y="1.83cm">
          <draw:text-box>
            <text:p text:style-name="P13">(a)</text:p>
          </draw:text-box>
        </draw:frame>
        <draw:frame draw:style-name="gr19" draw:text-style-name="P14" draw:layer="layout" svg:width="1.478cm" svg:height="1.008cm" svg:x="14.06cm" svg:y="1.84cm">
          <draw:text-box>
            <text:p text:style-name="P13">(b)</text:p>
          </draw:text-box>
        </draw:frame>
        <draw:frame draw:style-name="gr19" draw:text-style-name="P14" draw:layer="layout" svg:width="1.477cm" svg:height="1.008cm" svg:x="25.405cm" svg:y="1.83cm">
          <draw:text-box>
            <text:p text:style-name="P13">(c)</text:p>
          </draw:text-box>
        </draw:frame>
        <draw:frame draw:style-name="gr20" draw:text-style-name="P16" draw:layer="layout" svg:width="0.453cm" svg:height="1.011cm" svg:x="10.069cm" svg:y="4.372cm">
          <draw:text-box>
            <text:p text:style-name="P15"><text:span text:style-name="T2">*</text:span></text:p>
          </draw:text-box>
        </draw:frame>
        <draw:frame draw:style-name="gr20" draw:text-style-name="P18" draw:layer="layout" svg:width="0.455cm" svg:height="1.011cm" svg:x="10.62cm" svg:y="4.373cm">
          <draw:text-box>
            <text:p text:style-name="P17"><text:span text:style-name="T2">*</text:span></text:p>
          </draw:text-box>
        </draw:frame>
        <draw:frame draw:style-name="gr20" draw:text-style-name="P16" draw:layer="layout" svg:width="0.452cm" svg:height="1.011cm" svg:x="22.161cm" svg:y="8.153cm">
          <draw:text-box>
            <text:p text:style-name="P15"><text:span text:style-name="T2">*</text:span></text:p>
          </draw:text-box>
        </draw:frame>
        <draw:frame draw:style-name="gr21" draw:text-style-name="P16" draw:layer="layout" svg:width="0.455cm" svg:height="1.01cm" svg:x="33.925cm" svg:y="3.887cm">
          <draw:text-box>
            <text:p text:style-name="P15"><text:span text:style-name="T2">*</text:span></text:p>
          </draw:text-box>
        </draw:frame>
        <draw:frame draw:style-name="gr22" draw:text-style-name="P20" draw:layer="layout" svg:width="0.455cm" svg:height="1.006cm" svg:x="18.942cm" svg:y="10.567cm">
          <draw:text-box>
            <text:p text:style-name="P19"><text:span text:style-name="T2">*</text:span></text:p>
          </draw:text-box>
        </draw:frame>
        <draw:frame draw:style-name="gr21" draw:text-style-name="P20" draw:layer="layout" svg:width="0.454cm" svg:height="1.01cm" svg:x="30.707cm" svg:y="10.469cm">
          <draw:text-box>
            <text:p text:style-name="P19"><text:span text:style-name="T2">*</text:span></text:p>
          </draw:text-box>
        </draw:frame>
        <draw:frame draw:style-name="gr23" draw:text-style-name="P22" draw:layer="layout" svg:width="4.267cm" svg:height="1.002cm" draw:transform="rotate (1.5707963267949) translate (0.432cm 9.134cm)">
          <draw:text-box>
            <text:p text:style-name="P21"><text:span text:style-name="T2">ARI scor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30" draw:style="rect" draw:dots1="1" draw:dots1-length="0.13cm" draw:distance="0.05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6.035cm" fo:page-height="27.34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3-06-30T13:19:57.472923677</dc:date>
    <meta:editing-duration>PT1H41M49S</meta:editing-duration>
    <meta:editing-cycles>59</meta:editing-cycles>
    <meta:document-statistic meta:object-count="208"/>
  </office:meta>
</office:document-meta>
</file>